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h18</text:title></text:p>
      <text:p text:style-name="OrgTitle"/>
      <text:p text:style-name="OrgSubtitle"><text:initial-creator>Josh Parsons</text:initial-creator></text:p>
      <text:p text:style-name="OrgSubtitle"/>
      <text:p text:style-name="OrgSubtitle"/>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sec-1">1. Chapter 18</text:a></text:p>
          <text:p text:style-name="Contents_20_2"><text:a xlink:type="simple" xlink:href="#sec-1-1">1.1. Angie's dad</text:a></text:p>
          <text:p text:style-name="Contents_20_2"><text:a xlink:type="simple" xlink:href="#sec-1-2">1.2. Mike's probablens</text:a></text:p>
          <text:p text:style-name="Contents_20_2"><text:a xlink:type="simple" xlink:href="#sec-1-3">1.3. Angie at the court house</text:a></text:p>
          <text:p text:style-name="Contents_20_2"><text:a xlink:type="simple" xlink:href="#sec-1-4">1.4. Vicky and Beth</text:a></text:p>
        </text:index-body>
      </text:table-of-content>
      <text:h text:style-name="Heading_20_1" text:outline-level="1">
<text:bookmark-start text:name="OrgXref.sec-1"/>
<text:bookmark text:name="sec-1"/>Chapter 18
<text:bookmark-end text:name="OrgXref.sec-1"/></text:h>
      <text:h text:style-name="Heading_20_2" text:outline-level="2">
<text:bookmark-start text:name="OrgXref.sec-1-1"/>
<text:bookmark text:name="sec-1-1"/>Angie's dad
<text:bookmark-end text:name="OrgXref.sec-1-1"/></text:h>
      <text:p text:style-name="Text_20_body">Kit sits on Angie's bed smiles and slides her hand down the inside of Angie's leg. Then up her shorts leg and feels her pussy. WHen KIt feels the softness of her crotch Kit says, "Angie I'm very horny" ANgie is laying on her bed not paying
attention to her and says, "Kit mom sent me a number and said it's Charles's. 
</text:p>
      <text:p text:style-name="Text_20_body">Kit growns and sits up sniffs the end of her finger that had made it into Angie's puss then says, "What a way to kill the mood" Angie sighs and says, "Sorry, I don't mind you fingering me. I can ignore it" Kit shakes her head and says, 
"Angie" She sighs and lays beside her and says, "Angie I'm going to tell you what you would me and pretty much anyone in your situation. Just call the douche. He left you and your mom when you where a pup. So don't give the freak two 
seconds of thought" Angie sits up and says, "Thanks Kit" She enters the number then erases it. Kit is giggeling Angie rolls her eyes and says, "WHat the hell is worng with you?" Kit replies, "I've seen you choke slam a guy into a table
because he deicded he could grope my breast without me telling him he could" I saw a man get flipped over your back then you stomped on htis throat becuause he grabbed your tail. I saw you gouge a man's eyes when you saw him bend over 
when I was tieing my shoe so he could try to get a peek. It's really going to be a disapointment Angie I always wear panties. But then when no one is looking and something with your dad or something that would normaly not upset you. You
utrn into a teary eye pup." Angie growls and says, "You always want to see a softer side of me so I do this. And then your not happy" Kit kisses her and says, "Angie just call the ass hole" Kit takes the phone and redials the number and
presses send
</text:p>
      <text:p text:style-name="Text_20_body">Angie takes the phone but only hears, "youve reached the mail box", then the number. Angie says, "Hey asshole I'm your duaghter call me back at" then her number and hangs up. She looks at Kit and says, "Now to wiat" Kit shakes her head 
and says, "I may be a lady but I'm horny" Angie smiles at her and says, "You've been smaking me with a ruler all day. Now you expect me to just forgive you and fuck you?" Kit grins and says, "I am being easier than mom was me" Angie lays
back spreading her legs. Saying, "Like we tell the guys at the bar….. You can look but you can't touch" Kit stands up and says, "Well there is two other girls in here and one very horny man so fuck you" She leaves leaving Angie stunned.
Angie yells, "Hey Jessy Come in here" Jessy don't answer so she goes into the living room where she sees Kit in a lacy bra making out with Jessy who unfastens it the bra. Angie says, "Hey Jessy stop that" Jessy looks at her while Kit begins
sucking on Jessy's neck and says, "Angie you can't stop me" she stands up and says, "Kit can we go to your room?" Kit nods takes Jessy's hand and walks her into the room. Angie mad says, "You can't do this. I'm the slut!" She then stomps 
upstaris to wear Mike is jacking off to a picture on his phone. Angie takes off her shirt and says, "Great your horny I need sex". seh walks over and begins kissing Mike He pushes her away and shows her the phone. A mad white fox is says, 
"Who the hell is this Mike" Mike made says, "Get out Angie" Angie turns around stuned in disbolief that she got turned down. She walks into Chases room where he's watching TV. She sits on his bed knowing he don't like a girl to come on 
strong and says, "So what have you been doing?" Chase replies, "Watching TV" Angie groans and says, "Kit is fucking Jessy" Chase replies, "Oh and they won't let you join?" Angie slaps him and leaves.
</text:p>
      <text:p text:style-name="Text_20_body">She sits on teh couch and listons to the two moaning. She then says, "Hey you only have one other girl you can fuck. Vicky don't live hear anymore" But hears Jessy start having a heavy orgasm. Angie gets mad and walks in thinking there
faking to make her mad and sees the two naked  with Kit between Jessy's legs fingering her pusssy with her right while licking it then masturbating with her left. Angie stands there and says, "The hell?" She's replied with, "Oh Kit!" 
Angie turns around sits down on the couch. Aftre a few minutes listening to her sister and Kit fucking with her hand down her own pants masturbaing she gets a phone call.
</text:p>
      <text:p text:style-name="Text_20_body">Angie sees Charles's phone number and answers. "hey ass hole" a woman's voice answers Angie laughs and says, "This explains so much. I see why you coudln't stay with mom" But the woman says, "I'm Charles's wife who are you?" Angie replies, 
"I'm his daughter or at least mom told me that. She said he left her when I was born. He injoyed fucking her while pregnant but after she went in labor he took her to the hostpital then disapeared" The woman says, "Mam my husband has three kids
yes two are girls my oldest is thirteen. So who are you?" Angie geting mad says, "Why don't you ask who Trisha Greystone is?" The woman yells, "Hey Charles she said who's Trisha Greystone!?" She then says, "He says he has no idea" Angie
then says, "OK I want a DNA test. If he is my dad that will prove it and that ass hole owes me and my mom alot of money" She then hangs up.
</text:p>
      <text:p text:style-name="Text_20_body">ANgie mad walks into Kit's room where She sees them making out fingering each other and feeling each other's breast. Angie says, "I'm going to go to the court house. I'm geting a DNA order to prove that my asshole dad is my dad and pays
the child suport he owes mom" She then slams her door and leaves to the sound of girls maoning.
</text:p>
      <text:h text:style-name="Heading_20_2" text:outline-level="2">
<text:bookmark-start text:name="OrgXref.sec-1-2"/>
<text:bookmark text:name="sec-1-2"/>Mike's probablens
<text:bookmark-end text:name="OrgXref.sec-1-2"/></text:h>
      <text:p text:style-name="Text_20_body">Mike looking at his phone says, "I swear Amber I ain't fucking her anymore. I've been explaining to you for a hour now that I just live here to help my sister. The girls gets mad and hangs up. Mike groans and says, "Damn it. She was hot"
right then he gets anotehr call. He answers it saying, "Hey Britney" She giglges and says, "I just got a call from my friend Amber who said she just broke up with you" Mike's mouth goes dry and says, "WHat?" Britney's voice turns mad adn says,
"Now I'm breaking up with you. To timing ass hole" She hangs up leaving Mike sapechless. The then gets another call and sees it's Amber. He groans and presses decline.
</text:p>
      <text:p text:style-name="Text_20_body">She cals right back and again he presses decline. After the third call he answer sna dsays, "Yes I was cheating on you but she broke up wthi me so I hope your hapy" HE's answered with " I miss you" Mike hangs up and says, "What?'
She relpies, "I'm sorry I broke up with you" Mike replies, "Your ok that I was dating your friend?" She screams, "You ass hole!" then hangs up. 
</text:p>
      <text:p text:style-name="Text_20_body">Mike waits for a call back but this time don'g get anything. Curouse he called her and hears, "We're sorry but this number is no longer in use"
</text:p>
      <text:p text:style-name="Text_20_body">Mike shrugs and rolls over geting his tablet from his end table and logging into a site. 
</text:p>
      <text:h text:style-name="Heading_20_2" text:outline-level="2">
<text:bookmark-start text:name="OrgXref.sec-1-3"/>
<text:bookmark text:name="sec-1-3"/>Angie at the court house
<text:bookmark-end text:name="OrgXref.sec-1-3"/></text:h>
      <text:p text:style-name="Text_20_body">Angie walks up to a receptionist and says, "Where do I go for a DNA test. I need to prove someoen is my date" She don't look up from the computer and sasy, "That's a TV show mam. Not a real court thing" Angie laeves mad. When she's geting 
into her car her phoen rings agian. She answers it and hears a quite man's voice. "Hello Angela?" Angie knows it's Charles and says, "Charly please call me Angie. NExt why did you call. Your wife told me you don't know me" He replies with.
are you near Foxborro?" Angie replies, "I few towns over but I can get there in a few mintues. WHY?" He replies, "Meet me at Charlie's pub" then hangs up.
</text:p>
      <text:p text:style-name="Text_20_body">Angie starts her car and drives to the town. wondering how she will find out who he is. 
</text:p>
      <text:p text:style-name="Text_20_body">She arravies the restraught a house later. She has a strange feelign like she has been there before. Or that she belongs there because she feels completely comfortable. She walks up to the door. A waitress smiles and says, "Follow me" Angie
says, "I'm sorry a man I only know as Charlie told me to come here" The woman smiles and says, "Are you Angie?" Angie nods and says, "Yes" 
</text:p>
      <text:p text:style-name="Text_20_body">She escorted to a seat where a Man A grey fox is sitting beside a young yellow fox. The woman looks at Angie mad and nods. Angie nods and says, "Hello mam" The man stands up and says, "Sorry about earlier, and for the record your mother never
told me she was pregnant" Angie groals and says, "She said you left her at the hospital she had the staff looking everywhere for you. Who does that?" He shakes his head and says, "Not me. She called me one day and told me it's over and I
never heard from her again." Angie frowns and says, "So do you want a paternaity test to make sure I'm your daughter? I can pay" He laughs and says, "Don't worry money ain't a problem for me I own this place" Angie nods and says, "I'm part 
owner of Stardust" He blinks and says, "So you're contacting me only to get more money or some birth right you think you have?" Angie geting mad says, "My club is sold out every night. It's made me plenty money I don't need you damn cash
I just wanted to know who the fuck you are and make you pay for what you owe my mom. A honest man would do that to get guilt off their chest. Your just a lazy ass" He looks down and says, " Your mom  never told me I had a daguhter or I would 
of. If you know the system I don't have to pay it back know. If she is having a hard time why can't you" He's frustrated with her. Angie shrugs and says, "She has a boyfriend that takes care of her and she is still collecting child suport
from my sister" He takes a deap breath and says, "How old is she" Angie smiels and says, "younger sister. Your not the dad". hE nods adn says, "So if I take this test will it make you happy? or are you going to get some lawyers to make
me pay you all back?" Angie shrugs and says, "I'd like to know for sure if your my dad but the hcild support is up to my mom." He dnos and says, "Can you call her?" Angie gets out her phone and does.
</text:p>
      <text:p text:style-name="Text_20_body">After a few rings she answers, Angie replies, "Hey mom. I'm here with Charles. He wants to know if you want the back child support" She yells that two timeing bastard fuck no" then hangs up. 
</text:p>
      <text:p text:style-name="Text_20_body">Angie looks at him and says, "She cauld you a two timing bastard. Tha t she don't want your momey" H enods and says, "I never cheated on her." ANgie sighs and says, "I think mom has had so many men she forgets whch man was which. But could you
do that test for me only?" He nods and says, "Sure. So are you married? Have kids?" Angie replies, "I actually just got shot down by a girl" she waits for him to say somehing but he nods and says, "Ok that takes care fo the kid part" Angie 
laughs and says, "I'm bi by the way. But no. No kids" 
</text:p>
      <text:p text:style-name="Text_20_body">They go on and talk for a bit before leaving. HE walks Angie to the car and says, "Luckly parental DNA test are done in alot of places now" Angie replies, "I only want a pro one" He nods and says, "I have a friend that is a lab tech luckly
f olow me" The get in there cars and leave. Angie floows
</text:p>
      <text:h text:style-name="Heading_20_2" text:outline-level="2">
<text:bookmark-start text:name="OrgXref.sec-1-4"/>
<text:bookmark text:name="sec-1-4"/>Vicky and Beth
<text:bookmark-end text:name="OrgXref.sec-1-4"/></text:h>
      <text:p text:style-name="Text_20_body">Vicky and Beth are cleaning thier bar when Vicky says, "So about this baby thing. What did you have planned?" Beth smiles and says, "Well there are lots of men that donates their cum I was thinking of both of us taking fatility test and finding
out when we're both ovelating then both get pregnant at the same time." Vicky nods and replies,"Ain't that kind of a risk I mean at the same time. The odds are small" Beth nods and syas, "I know but if I get pregnant before you then you can keep
trying till you get prengnat the ods are that the next month you'll ovelate you'll get pregnant" But even if you don't concive it's not a big deal even it's the other way. around. 
</text:p>
      <text:p text:style-name="Text_20_body">Vicky smiles and says, "I always imagined that if I did get knocked up it would be from fucking a man. Beth's eyes get big filled with excitemen she says, "Maybe we can. We can still do the fertality thing and then find a guy." vicky confused says, 
"I thought you where gay" Beth smeils and says, "WheN you want something bad enough you'll do anything. Plus I can fuck a guy if I'm horny enough" Vicky nods and says, "So your bi to?" Beth shrugs and says, "I'm gay but can lean bi" Vicky smiles
and replies, "So your bi?" Beth rolls her eyes and says, "You want me to subspend you?" Vicky replies, "So your going to retaliate against me for me rejecting you. Isn't that illegal?" Beth frowns and says, "You dind't reject me" 
</text:p>
      <text:p text:style-name="Text_20_body">Jacklyn walks past wtih a tablet writing stuff down and says, "Girls please the bar opens in thirty can we keep perosnal problems at home?" Beth laughs ands ays, "Says the assistant. I'm part owner to buddy. I can fire you" Jacklyn shakes her head
and says, "I'm writing you up" Beth looks at Vicky in disbolief and says, "I'm calling Angie" jacklyn gets mad and says, "No She put me in charge while she's gone" Beth leans in and says, "Jacklyn. Have you been opening Angi'es bar? She has
a bar tender that is supose to do that" Jacklyn has a angree look but is distracted by a phone call. She puts her fingre up and says, "Hold up" 
</text:p>
      <text:p text:style-name="Text_20_body">She says, "Hellow Angie I'm having problems here with some emplyoees there fighting aback against me wrigint up for insubordination" She pauses, "No I can take care of it ti's her that's doing it" She psuaes and hangs up mad. Then Beth's bar phone rings
She picks it up and hears, Angie say, "What's going on?"  Beth explains to her what ahppened. She then tells Beth I'll be there in a minute"
</text:p>
      <text:p text:style-name="Text_20_body">Beth hangs up and says, "She's coming here" JAcklyn nods an dsays, "Good". Beth don't say anything, but motions her to see down at the bar. Jacklen does. and they wait.
</text:p>
      <text:p text:style-name="Text_20_body">a bit later Angie walks over in with a man and woman. Angie nods at Beth and says, "Beth Vicky this is Charles and" the golden fox politly says, "Stephany" Beth politly smiles at them and says, "Hello" Charles looks around and says, "This place is nice
bet it costed you all a fortune" Angie shrugs and says, "WE each invested about sixty thousands there's ten owners and a manager." He looks odd and says, "I don't know if six hundred thousand would of pays for this. this looks very expensive." Angie replies,
"Misty won a large settlement and used that to poen it we just worked at boosting income" He nods and says, "Ok she must of won the loterly or someone did something really bad. But let you get back to managing your business."
</text:p>
      <text:p text:style-name="Text_20_body">Angie looks at Jacklyn and says, "What the hell is going on?" Jacklyn smiels and says, "You told me to keep things in order while you where gone and this two where talking about conseving babies" Angie looks at her and says,"that's their personal
business Jacklyn." Jacklyn mad says, "Yes and should stay at home" Angie raising her voice says, "We don't open for another two hours how did you get in here?" Jacklyn says, "In the side door emplyee intrance" Angie says, "That is on a automatic lock
it don't open till really just now two hours before opening." jacklyn replies, "I need to prep for you when you get here. I am your assistant." Angie knows she's telling the truth but is supose to page someone to let her in." Angie sighs and says, "
Who let you in. Because I never got a call. WHen you page us it goes to my phone and I let you in threw that there is a camera that shows who's standing there. I never got a call" Jacklyn says, "I came in behind Beth and Vicky" 
Angie picks up her phone and says, "Security we have a breach come here and get Jacklyn"Jacklyn is in disbolief and says, "How did you get in? I know you work here but if you have a way to get in some nut that is obsessed with one of the strippres
can also. Then we have a problem.
</text:p>
      <text:p text:style-name="Text_20_body">A bear walks up behind Jacklyn and says, "Come with me mam" Angie says, "Take her to the holding room. But dno't call the cops till we talk to her. He nods and takes her"
</text:p>
      <text:p text:style-name="Text_20_body">Charles loooks at her and says, "That was a big extreme don't you think?" Angie sighs and says, "She's a bit of a thorn in my side. She's constantly hitting on me. Plus there has been some stock missing from somoene geting in when no one is here
Only bar operaters have access any time here." He's starting to understnad and says, "You think it's her?" Angie shrugs and says, "I don't but she knows the breech I"m trying to scare her into telling us since she didn't open up easily"
He nods and says, "OK I see"
</text:p>
      <text:p text:style-name="Text_20_body">Stephanie says, "Do you ever have problems liek this Charlie" Charles shakes his head and says, "We do things diferently plus I'mthe only owner. This place is huge. I can see the reason for th epanic. But what goes on here" Angie grins and says, 
"It's a sex club" He rolls his eyes and says, "Like mother like daughter. Lets go" eh starts to leave but then stops and says, "Damn" Stephanie looks at him and says, "What's wrong honey?" Charles replies, "I can't be mad I wasn't there.
So I really don't have any say. I do own a bar also so I can't really be mad at her owning the same thing. I know mine has it's share of prostitutes and whores. And I've caught plenty fucking in the bathrooms" Stephanie replies, "But it's not a place for it"
Angie defends her place by saying, "It's really only a full frontal strip club with sex shows but if you want to do anything only the staff can do anything here. Then it has to be in the private area. The sex shows are really more or less
just a act. Penitration does happen but realy it's all like a movie sex scene. this place is alot better than the last I worked at. It got shut down for drug adn gang activiity."
</text:p>
      <text:p text:style-name="Text_20_body">Charles is schocked and says, "You owned the Den. I thought the owner got thrown in jail" Angie nods and says, "I workde there. I didn't own. But I made a killing in tips. But peopel there would have sex on the floor. It was basicly one big orgy.
</text:p>
      <text:p text:style-name="Text_20_body">Angie nods and says, "Anyway back ot the problem at hand" She gets on her computer and chcks all the doors. She sees Jacklyn walk up to the door and scan her badge. then she enters the 0 key a few times then the door unlocks. Angie groans and says, "Damn it"
</text:p>
      <text:p text:style-name="Text_20_body">She calls misty and says, "I found otu how their geting in. We have a glich in the system" Misty replies, "Oh what is it" Angie goes on and tells her. Then MIsty says, "Great, I'l cal the security company and get it fixed"
</text:p>
      <text:p text:style-name="Text_20_body">After she walks out with them Vicky looks at Beth and says, "I wonder what their going to do about Jacklyn", then laughs. Tehy both do Beth replies, "How much she gets on Angie's nerves she might leave her in there".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Josh Parsons</dc:creator>
    <meta:initial-creator>Josh Parsons</meta:initial-creator>
    <dc:date>2017-08-27T17:54:51</dc:date>
    <meta:creation-date>2017-08-27T17:54:51</meta:creation-date>
    <meta:generator/>
    <meta:keyword>nil</meta:keyword>
    <dc:subject>nil</dc:subject>
    <dc:title>#ch18</dc:title>
  </office:meta>
</office:document-meta>
</file>